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2">
      <style:text-properties fo:font-variant="normal" fo:text-transform="none" fo:color="#1c1c1c" loext:opacity="100%" style:font-name="apple-system" fo:font-size="12pt" fo:letter-spacing="normal" fo:font-style="normal" fo:font-weight="bold" officeooo:rsid="000ae976" officeooo:paragraph-rsid="000ae976" style:font-size-asian="12pt" style:font-weight-asian="bold" style:font-size-complex="12pt" style:font-weight-complex="bold"/>
    </style:style>
    <style:style style:name="P2" style:family="paragraph" style:parent-style-name="Heading_20_3">
      <style:text-properties fo:font-variant="normal" fo:text-transform="none" fo:color="#000000" loext:opacity="100%" style:font-name="apple-system" fo:font-size="13pt" fo:letter-spacing="normal" fo:font-style="normal" fo:font-weight="bold" officeooo:rsid="00147feb" officeooo:paragraph-rsid="00147feb" style:font-size-asian="13pt" style:font-weight-asian="bold" style:font-size-complex="13pt" style:font-weight-complex="bold"/>
    </style:style>
    <style:style style:name="P3" style:family="paragraph" style:parent-style-name="Heading_20_3">
      <style:text-properties fo:font-variant="normal" fo:text-transform="none" fo:color="#000000" loext:opacity="100%" fo:letter-spacing="normal" officeooo:paragraph-rsid="00163192"/>
    </style:style>
    <style:style style:name="P4" style:family="paragraph" style:parent-style-name="Heading_20_3" style:list-style-name="L6" style:master-page-name="">
      <loext:graphic-properties draw:fill="none"/>
      <style:paragraph-properties fo:margin-left="0.6cm" fo:margin-right="0cm" fo:text-indent="-0.6cm" style:auto-text-indent="false" style:page-number="auto" fo:background-color="transparent">
        <style:tab-stops>
          <style:tab-stop style:position="0.397cm"/>
        </style:tab-stops>
      </style:paragraph-properties>
      <style:text-properties fo:font-variant="normal" fo:text-transform="none" fo:color="#000000" loext:opacity="100%" fo:font-size="10.5pt" fo:letter-spacing="normal" officeooo:paragraph-rsid="00163192" style:font-size-asian="10.5pt" style:font-size-complex="10.5pt"/>
    </style:style>
    <style:style style:name="P5" style:family="paragraph" style:parent-style-name="Standard">
      <style:text-properties officeooo:rsid="00083b18" officeooo:paragraph-rsid="00083b18"/>
    </style:style>
    <style:style style:name="P6" style:family="paragraph" style:parent-style-name="Standard">
      <style:text-properties fo:font-variant="normal" fo:text-transform="none" fo:color="#000000" loext:opacity="100%" style:font-name="apple-system" fo:font-size="10.5pt" fo:letter-spacing="normal" fo:font-style="normal" fo:font-weight="normal" officeooo:rsid="00083b18" officeooo:paragraph-rsid="00083b18"/>
    </style:style>
    <style:style style:name="P7" style:family="paragraph" style:parent-style-name="Standard">
      <style:text-properties fo:font-variant="normal" fo:text-transform="none" fo:color="#000000" loext:opacity="100%" style:font-name="apple-system" fo:font-size="10.5pt" fo:letter-spacing="normal" fo:font-style="normal" fo:font-weight="normal" officeooo:rsid="00147feb" officeooo:paragraph-rsid="00147feb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font-variant="normal" fo:text-transform="none" fo:color="#000000" loext:opacity="100%" style:font-name="apple-system" fo:font-size="13pt" fo:letter-spacing="normal" fo:font-style="normal" fo:font-weight="bold" officeooo:rsid="00147feb" officeooo:paragraph-rsid="00147feb" style:font-size-asian="13pt" style:font-weight-asian="bold" style:font-size-complex="13pt" style:font-weight-complex="bold"/>
    </style:style>
    <style:style style:name="P9" style:family="paragraph" style:parent-style-name="Standard">
      <style:text-properties fo:font-variant="normal" fo:text-transform="none" fo:color="#1c1c1c" loext:opacity="100%" style:font-name="apple-system" fo:font-size="10.5pt" fo:letter-spacing="normal" fo:font-style="normal" fo:font-weight="bold" officeooo:rsid="00083b18" officeooo:paragraph-rsid="00083b18" style:font-weight-asian="bold" style:font-weight-complex="bold"/>
    </style:style>
    <style:style style:name="P10" style:family="paragraph" style:parent-style-name="Standard">
      <style:text-properties fo:font-variant="normal" fo:text-transform="none" fo:color="#1c1c1c" loext:opacity="100%" style:font-name="apple-system" fo:font-size="10.5pt" fo:letter-spacing="normal" fo:font-style="normal" fo:font-weight="normal" officeooo:rsid="000ae976" officeooo:paragraph-rsid="000ae976" style:font-size-asian="10.5pt" style:font-weight-asian="normal" style:font-size-complex="10.5pt" style:font-weight-complex="normal"/>
    </style:style>
    <style:style style:name="P11" style:family="paragraph" style:parent-style-name="Standard">
      <style:text-properties fo:font-variant="normal" fo:text-transform="none" fo:color="#1c1c1c" loext:opacity="100%" style:font-name="apple-system" fo:font-size="10.5pt" fo:letter-spacing="normal" fo:font-style="normal" fo:font-weight="normal" officeooo:rsid="000ae976" officeooo:paragraph-rsid="000ef601" style:font-size-asian="10.5pt" style:font-weight-asian="normal" style:font-size-complex="10.5pt" style:font-weight-complex="normal"/>
    </style:style>
    <style:style style:name="P12" style:family="paragraph" style:parent-style-name="Standard">
      <style:text-properties fo:font-variant="normal" fo:text-transform="none" fo:color="#1c1c1c" loext:opacity="100%" style:font-name="apple-system" fo:font-size="12pt" fo:letter-spacing="normal" fo:font-style="normal" fo:font-weight="bold" officeooo:rsid="000ae976" officeooo:paragraph-rsid="000ae976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1c1c1c" loext:opacity="100%" style:font-name="apple-system" fo:font-size="12pt" fo:letter-spacing="normal" fo:font-style="normal" fo:font-weight="bold" officeooo:rsid="000ae976" officeooo:paragraph-rsid="000ef601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1c1c1c" loext:opacity="100%" style:font-name="apple-system" fo:font-size="12pt" fo:letter-spacing="normal" fo:font-style="normal" fo:font-weight="bold" officeooo:paragraph-rsid="000ef601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1c1c1c" loext:opacity="100%" style:font-name="apple-system" fo:font-size="13pt" fo:letter-spacing="normal" fo:font-style="normal" fo:font-weight="bold" officeooo:paragraph-rsid="000ef601" style:font-size-asian="13pt" style:font-weight-asian="bold" style:font-size-complex="13pt" style:font-weight-complex="bold"/>
    </style:style>
    <style:style style:name="P16" style:family="paragraph" style:parent-style-name="Standard">
      <style:text-properties fo:font-variant="normal" fo:text-transform="none" fo:color="#666666" loext:opacity="100%" style:font-name="apple-system" fo:font-size="10.5pt" fo:letter-spacing="normal" fo:font-style="normal" fo:font-weight="normal" officeooo:rsid="000ae976" officeooo:paragraph-rsid="000ef601" style:font-size-asian="10.5pt" style:font-weight-asian="normal" style:font-size-complex="10.5pt" style:font-weight-complex="normal"/>
    </style:style>
    <style:style style:name="P17" style:family="paragraph" style:parent-style-name="Standard">
      <style:text-properties fo:font-variant="normal" fo:text-transform="none" fo:color="#666666" loext:opacity="100%" style:font-name="apple-system" fo:font-size="10.5pt" fo:letter-spacing="normal" fo:font-style="normal" fo:font-weight="normal" officeooo:rsid="00147feb" officeooo:paragraph-rsid="00147feb" style:font-size-asian="10.5pt" style:font-weight-asian="normal" style:font-size-complex="10.5pt" style:font-weight-complex="normal"/>
    </style:style>
    <style:style style:name="P18" style:family="paragraph" style:parent-style-name="Standard">
      <style:text-properties fo:color="#1c1c1c" loext:opacity="100%" fo:font-weight="bold" officeooo:rsid="00083b18" officeooo:paragraph-rsid="00083b18" style:font-weight-asian="bold" style:font-weight-complex="bold"/>
    </style:style>
    <style:style style:name="P19" style:family="paragraph" style:parent-style-name="Text_20_body" style:list-style-name="L11" style:master-page-name="">
      <loext:graphic-properties draw:fill="none"/>
      <style:paragraph-properties fo:margin-left="0.7cm" fo:margin-right="0cm" fo:margin-top="0cm" fo:margin-bottom="0.247cm" style:contextual-spacing="false" fo:text-indent="-0.6cm" style:auto-text-indent="false" style:page-number="auto" fo:background-color="transparent">
        <style:tab-stops>
          <style:tab-stop style:position="0.423cm"/>
        </style:tab-stops>
      </style:paragraph-properties>
      <style:text-properties fo:font-variant="normal" fo:text-transform="none" fo:color="#000000" loext:opacity="100%" style:font-name="apple-system" fo:font-size="10.5pt" fo:letter-spacing="normal" fo:font-style="normal" fo:font-weight="normal" officeooo:rsid="00147feb" officeooo:paragraph-rsid="00147feb" style:font-size-asian="10.5pt" style:font-weight-asian="normal" style:font-size-complex="10.5pt" style:font-weight-complex="normal"/>
    </style:style>
    <style:style style:name="P20" style:family="paragraph" style:parent-style-name="Text_20_body" style:list-style-name="L11">
      <loext:graphic-properties draw:fill="none"/>
      <style:paragraph-properties fo:margin-left="0.7cm" fo:margin-right="0cm" fo:margin-top="0cm" fo:margin-bottom="0.247cm" style:contextual-spacing="false" fo:line-height="150%" fo:orphans="2" fo:widows="2" fo:text-indent="-0.6cm" style:auto-text-indent="false" fo:background-color="transparent" fo:padding="0cm" fo:border="none">
        <style:tab-stops>
          <style:tab-stop style:position="0.423cm"/>
        </style:tab-stops>
      </style:paragraph-properties>
      <style:text-properties fo:font-variant="normal" fo:text-transform="none" fo:color="#000000" loext:opacity="100%" fo:letter-spacing="normal"/>
    </style:style>
    <style:style style:name="P21" style:family="paragraph" style:parent-style-name="Text_20_body" style:list-style-name="L9" style:master-page-name="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style:page-number="auto" fo:background-color="transparent">
        <style:tab-stops>
          <style:tab-stop style:position="-0.159cm"/>
        </style:tab-stops>
      </style:paragraph-properties>
      <style:text-properties fo:font-variant="normal" fo:text-transform="none" fo:color="#000000" loext:opacity="100%" fo:letter-spacing="normal" officeooo:paragraph-rsid="001bcc4c"/>
    </style:style>
    <style:style style:name="P22" style:family="paragraph" style:parent-style-name="Text_20_body" style:list-style-name="L9">
      <loext:graphic-properties draw:fill="none"/>
      <style:paragraph-properties fo:margin-left="0.6cm" fo:margin-right="0cm" fo:margin-top="0cm" fo:margin-bottom="0.247cm" style:contextual-spacing="false" fo:line-height="115%" fo:text-indent="-0.6cm" style:auto-text-indent="false" fo:background-color="transparent">
        <style:tab-stops>
          <style:tab-stop style:position="-0.159cm"/>
        </style:tab-stops>
      </style:paragraph-properties>
      <style:text-properties fo:font-variant="normal" fo:text-transform="none" fo:color="#000000" loext:opacity="100%" fo:letter-spacing="normal" officeooo:paragraph-rsid="001bcc4c"/>
    </style:style>
    <style:style style:name="P23" style:family="paragraph" style:parent-style-name="Text_20_body" style:list-style-name="L13" style:master-page-name="">
      <loext:graphic-properties draw:fill="none"/>
      <style:paragraph-properties fo:margin-left="0.7cm" fo:margin-right="0cm" fo:margin-top="0cm" fo:margin-bottom="0.247cm" style:contextual-spacing="false" fo:line-height="115%" fo:text-indent="-0.6cm" style:auto-text-indent="false" style:page-number="auto" fo:background-color="transparent">
        <style:tab-stops>
          <style:tab-stop style:position="0.423cm"/>
        </style:tab-stops>
      </style:paragraph-properties>
      <style:text-properties fo:font-variant="normal" fo:text-transform="none" fo:color="#000000" loext:opacity="100%" fo:letter-spacing="normal" officeooo:paragraph-rsid="0021eb8a"/>
    </style:style>
    <style:style style:name="P24" style:family="paragraph" style:parent-style-name="Text_20_body" style:list-style-name="L13">
      <loext:graphic-properties draw:fill="none"/>
      <style:paragraph-properties fo:margin-left="0.7cm" fo:margin-right="0cm" fo:margin-top="0cm" fo:margin-bottom="0.247cm" style:contextual-spacing="false" fo:line-height="115%" fo:text-indent="-0.6cm" style:auto-text-indent="false" fo:background-color="transparent">
        <style:tab-stops>
          <style:tab-stop style:position="0.423cm"/>
        </style:tab-stops>
      </style:paragraph-properties>
      <style:text-properties fo:font-variant="normal" fo:text-transform="none" fo:color="#000000" loext:opacity="100%" fo:letter-spacing="normal" officeooo:paragraph-rsid="0021eb8a"/>
    </style:style>
    <style:style style:name="P25" style:family="paragraph" style:parent-style-name="Text_20_body" style:list-style-name="L6">
      <loext:graphic-properties draw:fill="none"/>
      <style:paragraph-properties fo:margin-left="0.6cm" fo:margin-right="0cm" fo:text-indent="-0.6cm" style:auto-text-indent="false" fo:background-color="transparent">
        <style:tab-stops>
          <style:tab-stop style:position="0.397cm"/>
        </style:tab-stops>
      </style:paragraph-properties>
      <style:text-properties fo:font-variant="normal" fo:text-transform="none" fo:color="#000000" loext:opacity="100%" fo:font-size="10.5pt" fo:letter-spacing="normal" officeooo:paragraph-rsid="00163192" style:font-size-asian="10.5pt" style:font-size-complex="10.5pt"/>
    </style:style>
    <style:style style:name="P26" style:family="paragraph" style:parent-style-name="Text_20_body">
      <style:text-properties fo:font-variant="normal" fo:text-transform="none" fo:color="#1c1c1c" loext:opacity="100%" style:font-name="apple-system" fo:font-size="10.5pt" fo:letter-spacing="normal" fo:font-style="normal" fo:font-weight="normal" officeooo:rsid="000ae976" officeooo:paragraph-rsid="000ae976" style:font-size-asian="12pt" style:font-weight-asian="bold" style:font-size-complex="12pt" style:font-weight-complex="bold"/>
    </style:style>
    <style:style style:name="P27" style:family="paragraph" style:parent-style-name="Text_20_body" style:list-style-name="L2" style:master-page-name="">
      <loext:graphic-properties draw:fill="none"/>
      <style:paragraph-properties fo:margin-left="0.199cm" fo:margin-right="0cm" fo:margin-top="0cm" fo:margin-bottom="0.247cm" style:contextual-spacing="false" fo:line-height="115%" fo:text-indent="-0.101cm" style:auto-text-indent="false" style:page-number="auto" fo:background-color="transparent">
        <style:tab-stops>
          <style:tab-stop style:position="0.397cm"/>
        </style:tab-stops>
      </style:paragraph-properties>
      <style:text-properties fo:font-variant="normal" fo:text-transform="none" fo:color="#1c1c1c" loext:opacity="100%" fo:letter-spacing="normal" officeooo:paragraph-rsid="000c3965"/>
    </style:style>
    <style:style style:name="P28" style:family="paragraph" style:parent-style-name="Text_20_body" style:list-style-name="L2">
      <loext:graphic-properties draw:fill="none"/>
      <style:paragraph-properties fo:margin-left="0.199cm" fo:margin-right="0cm" fo:margin-top="0cm" fo:margin-bottom="0.247cm" style:contextual-spacing="false" fo:line-height="115%" fo:text-indent="-0.101cm" style:auto-text-indent="false" fo:background-color="transparent">
        <style:tab-stops>
          <style:tab-stop style:position="0.397cm"/>
        </style:tab-stops>
      </style:paragraph-properties>
      <style:text-properties fo:font-variant="normal" fo:text-transform="none" fo:color="#1c1c1c" loext:opacity="100%" fo:letter-spacing="normal" officeooo:paragraph-rsid="000c3965"/>
    </style:style>
    <style:style style:name="P29" style:family="paragraph" style:parent-style-name="Text_20_body" style:list-style-name="L4" style:master-page-name="">
      <loext:graphic-properties draw:fill="none"/>
      <style:paragraph-properties fo:margin-left="0.7cm" fo:margin-right="0cm" fo:margin-top="0cm" fo:margin-bottom="0.247cm" style:contextual-spacing="false" fo:line-height="115%" fo:text-indent="-0.6cm" style:auto-text-indent="false" style:page-number="auto" fo:background-color="transparent">
        <style:tab-stops>
          <style:tab-stop style:position="0.106cm"/>
        </style:tab-stops>
      </style:paragraph-properties>
      <style:text-properties fo:font-variant="normal" fo:text-transform="none" fo:color="#1c1c1c" loext:opacity="100%" fo:letter-spacing="normal" officeooo:paragraph-rsid="000e0fca"/>
    </style:style>
    <style:style style:name="P30" style:family="paragraph" style:parent-style-name="Text_20_body" style:list-style-name="L4">
      <loext:graphic-properties draw:fill="none"/>
      <style:paragraph-properties fo:margin-left="0.7cm" fo:margin-right="0cm" fo:margin-top="0cm" fo:margin-bottom="0.247cm" style:contextual-spacing="false" fo:line-height="115%" fo:text-indent="-0.6cm" style:auto-text-indent="false" fo:background-color="transparent">
        <style:tab-stops>
          <style:tab-stop style:position="0.106cm"/>
        </style:tab-stops>
      </style:paragraph-properties>
      <style:text-properties fo:font-variant="normal" fo:text-transform="none" fo:color="#1c1c1c" loext:opacity="100%" fo:letter-spacing="normal" officeooo:paragraph-rsid="000e0fca"/>
    </style:style>
    <style:style style:name="T1" style:family="text">
      <style:text-properties fo:font-variant="normal" fo:text-transform="none" fo:color="#000000" loext:opacity="100%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style:font-name="apple-system" fo:font-size="10.5pt" fo:letter-spacing="normal" fo:font-style="normal"/>
    </style:style>
    <style:style style:name="T3" style:family="text">
      <style:text-properties style:font-name="apple-system" fo:font-style="normal" fo:font-weight="normal"/>
    </style:style>
    <style:style style:name="T4" style:family="text">
      <style:text-properties style:font-name="apple-system" fo:font-style="normal" fo:font-weight="normal" officeooo:rsid="00147feb" style:font-weight-asian="normal" style:font-weight-complex="normal"/>
    </style:style>
    <style:style style:name="T5" style:family="text">
      <style:text-properties style:font-name="apple-system" fo:font-size="10.5pt" fo:font-style="normal" fo:font-weight="normal"/>
    </style:style>
    <style:style style:name="T6" style:family="text">
      <style:text-properties style:font-name="apple-system" fo:font-size="10.5pt" fo:font-style="normal" fo:font-weight="normal" officeooo:rsid="000ae976" style:font-size-asian="12pt" style:font-weight-asian="bold" style:font-size-complex="12pt" style:font-weight-complex="bold"/>
    </style:style>
    <style:style style:name="T7" style:family="text">
      <style:text-properties style:font-name="apple-system" fo:font-size="10.5pt" fo:font-style="normal" fo:font-weight="normal" officeooo:rsid="000ae976" style:font-size-asian="10.5pt" style:font-weight-asian="normal" style:font-size-complex="10.5pt" style:font-weight-complex="normal"/>
    </style:style>
    <style:style style:name="T8" style:family="text">
      <style:text-properties style:font-name="apple-system" fo:font-size="10.5pt" fo:font-style="normal" fo:font-weight="normal" officeooo:rsid="00147feb" style:font-size-asian="10.5pt" style:font-weight-asian="normal" style:font-size-complex="10.5pt" style:font-weight-complex="normal"/>
    </style:style>
    <style:style style:name="T9" style:family="text">
      <style:text-properties style:font-name="apple-system" fo:font-size="13pt" fo:font-style="normal" fo:font-weight="bold" officeooo:rsid="000ae976" style:font-size-asian="13pt" style:font-weight-asian="bold" style:font-size-complex="13pt" style:font-weight-complex="bold"/>
    </style:style>
    <style:style style:name="T10" style:family="text">
      <style:text-properties fo:color="#adbac7" loext:opacity="100%" style:font-name="apple-system" fo:font-size="10.5pt" fo:font-style="normal" fo:font-weight="normal" officeooo:rsid="00147feb" style:font-size-asian="10.5pt" style:font-weight-asian="normal" style:font-size-complex="10.5pt" style:font-weight-complex="normal"/>
    </style:style>
    <style:style style:name="T11" style:family="text">
      <style:text-properties officeooo:rsid="001b6ca1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ANCO DE DADOS RODANDO…</text:p>
      <text:p text:style-name="P5"><text:span text:style-name="T1"/></text:p>
      <text:p text:style-name="P9">Como subir uma instancia MySQL com Docker Compose</text:p>
      <text:p text:style-name="P18"><text:span text:style-name="T2">Crie na raiz do seu projeto um docker-compose-yml e coloque o seguinte trecho de código:</text:span></text:p>
      <text:p text:style-name="P6"/>
      <text:p text:style-name="P6">version: '3.1'</text:p>
      <text:p text:style-name="P6">services:</text:p>
      <text:p text:style-name="P6"><text:s text:c="2"/>mysql:</text:p>
      <text:p text:style-name="P6"><text:s text:c="4"/>image: mysql:8.0.23</text:p>
      <text:p text:style-name="P6"><text:s text:c="4"/>container_name: container_mysql</text:p>
      <text:p text:style-name="P6"><text:s text:c="4"/>platform: linux/x86_64</text:p>
      <text:p text:style-name="P6"><text:s text:c="4"/>environment:</text:p>
      <text:p text:style-name="P6"><text:s text:c="6"/>- MYSQL_ROOT_PASSWORD=password</text:p>
      <text:p text:style-name="P6"><text:s text:c="4"/>ports:</text:p>
      <text:p text:style-name="P6"><text:s text:c="6"/>- 33065:3306</text:p>
      <text:p text:style-name="P6"><text:s text:c="2"/>api:</text:p>
      <text:p text:style-name="P6"><text:s text:c="4"/>container_name: api</text:p>
      <text:p text:style-name="P6"><text:s text:c="4"/>image: node:16</text:p>
      <text:p text:style-name="P6"><text:s text:c="4"/>restart: always</text:p>
      <text:p text:style-name="P6"><text:s text:c="4"/>ports:</text:p>
      <text:p text:style-name="P6"><text:s text:c="6"/>- 3001:3001</text:p>
      <text:p text:style-name="P6"><text:s text:c="4"/>environment:</text:p>
      <text:p text:style-name="P6"><text:s text:c="6"/>- DB_HOST=mysql</text:p>
      <text:p text:style-name="P6"><text:s text:c="6"/>- DB_NAME=</text:p>
      <text:p text:style-name="P6"><text:s text:c="6"/>- DB_USER=root</text:p>
      <text:p text:style-name="P6"><text:s text:c="6"/>- DB_PASSWORD=password</text:p>
      <text:p text:style-name="P6"><text:s text:c="6"/>- SERVER_PORT=3001</text:p>
      <text:p text:style-name="P6"><text:s text:c="4"/>volumes:</text:p>
      <text:p text:style-name="P6"><text:s text:c="6"/>- ./:/usr/app</text:p>
      <text:p text:style-name="P6"><text:s text:c="4"/>working_dir: /usr/app</text:p>
      <text:p text:style-name="P6"><text:s text:c="4"/>command: bash</text:p>
      <text:p text:style-name="P6"><text:s text:c="4"/># As duas opções abaixo correspondem ao -it</text:p>
      <text:p text:style-name="P6"><text:s text:c="4"/>tty: true # -t</text:p>
      <text:p text:style-name="P6"><text:s text:c="4"/>stdin_open: true #-i </text:p>
      <text:p text:style-name="P6"><text:s text:c="4"/>depends_on:</text:p>
      <text:p text:style-name="P6">- mysql</text:p>
      <text:p text:style-name="P6"/>
      <text:p text:style-name="P6"/>
      <text:h text:style-name="P1" text:outline-level="2">Instalação das dependências:</text:h>
      <text:p text:style-name="P26">OBS: Na raiz da pasta do projeto</text:p>
      <text:list xml:id="list4181712497" text:style-name="L2">
        <text:list-item>
          <text:p text:style-name="P27"><text:span text:style-name="T6">npm init -y</text:span></text:p>
        </text:list-item>
        <text:list-item>
          <text:p text:style-name="P28"><text:span text:style-name="T5">npm install express express-async-errors sequelize mysql2 dotenv</text:span></text:p>
        </text:list-item>
        <text:list-item>
          <text:p text:style-name="P28"><text:span text:style-name="T5">npm -D install nodemon sequelize-cli</text:span></text:p>
        </text:list-item>
        <text:list-item>
          <text:p text:style-name="P28"><text:span text:style-name="T5">Criar uma pasta src</text:span></text:p>
        </text:list-item>
        <text:list-item>
          <text:p text:style-name="P28"><text:span text:style-name="T5">Criar o arquivo .sequelizerc na raiz do projeto com o seguinte código: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Código do .sequelizerc</text:p>
      <text:p text:style-name="P12"/>
      <text:p text:style-name="P10">const path = require('path');</text:p>
      <text:p text:style-name="P10"/>
      <text:p text:style-name="P10">module.exports = {</text:p>
      <text:p text:style-name="P10"><text:s text:c="2"/>'config': path.resolve('src', 'config', 'config.js'),</text:p>
      <text:p text:style-name="P10"><text:s text:c="2"/>'models-path': path.resolve('src', 'models'),</text:p>
      <text:p text:style-name="P10"><text:s text:c="2"/>'seeders-path': path.resolve('src', 'seeders'),</text:p>
      <text:p text:style-name="P10"><text:s text:c="2"/>'migrations-path': path.resolve('src', 'migrations'),</text:p>
      <text:p text:style-name="P10">};</text:p>
      <text:p text:style-name="P10"/>
      <text:list xml:id="list3622791992" text:style-name="L4">
        <text:list-item>
          <text:p text:style-name="P29"><text:span text:style-name="T7">Acesse a pasta src e rode o seguinte comando: npx sequelize-cli init</text:span></text:p>
        </text:list-item>
        <text:list-item>
          <text:p text:style-name="P30"><text:span text:style-name="T5">Verifique se as pastas config, models, migrations e seeders foram criadas</text:span></text:p>
        </text:list-item>
        <text:list-item>
          <text:p text:style-name="P30"><text:span text:style-name="T5">sair da pasta src</text:span></text:p>
        </text:list-item>
        <text:list-item>
          <text:p text:style-name="P30"><text:span text:style-name="T5">Alterar a extensão do arquivo config.json para config.js e colocar o seguinte trecho de código</text:span></text:p>
        </text:list-item>
      </text:list>
      <text:p text:style-name="P14"/>
      <text:p text:style-name="P15">Código do config,js</text:p>
      <text:p text:style-name="P13"/>
      <text:p text:style-name="P11">require('dotenv').config();</text:p>
      <text:p text:style-name="P11"/>
      <text:p text:style-name="P11">const config = {</text:p>
      <text:p text:style-name="P11"><text:s text:c="2"/>username: process.env.DB_USER,</text:p>
      <text:p text:style-name="P11"><text:s text:c="2"/>password: process.env.DB_PASSWORD,</text:p>
      <text:p text:style-name="P11"><text:s text:c="2"/>database: process.env.DB_NAME,</text:p>
      <text:p text:style-name="P11"><text:s text:c="2"/>host: process.env.DB_HOST,</text:p>
      <text:p text:style-name="P11"><text:s text:c="2"/>dialect: process.env.DB_DIALECT,</text:p>
      <text:p text:style-name="P11"><text:s text:c="2"/>port: process.env.DB_PORT,</text:p>
      <text:p text:style-name="P11"/>
      <text:p text:style-name="P11">};</text:p>
      <text:p text:style-name="P11"/>
      <text:p text:style-name="P11">module.exports = {</text:p>
      <text:p text:style-name="P11"><text:s text:c="2"/>development: config,</text:p>
      <text:p text:style-name="P11"><text:s text:c="2"/>test: config,</text:p>
      <text:p text:style-name="P11"><text:s text:c="2"/>production: config,</text:p>
      <text:p text:style-name="P11">};</text:p>
      <text:p text:style-name="P11"/>
      <text:p text:style-name="P11"/>
      <text:p text:style-name="P16">Altere a linha 9 do arquivo /models/index.js</text:p>
      <text:p text:style-name="P16">const config = require(__dirname + '/../config/config.json')[env]; // configuração antiga</text:p>
      <text:p text:style-name="P16">const config = require(__dirname + '/../config/config.js')[env]; <text:s text:c="2"/>// configuração nova</text:p>
      <text:h text:style-name="P3" text:outline-level="3"><text:span text:style-name="T9"/></text:h>
      <text:h text:style-name="P3" text:outline-level="3"><text:span text:style-name="T9">Conexão com o banco</text:span></text:h>
      <text:list xml:id="list761007995" text:style-name="L6">
        <text:list-item>
          <text:h text:style-name="P4" text:outline-level="3"><text:span text:style-name="T4">Crie o arquivo .env na raiz do projeto</text:span></text:h>
        </text:list-item>
        <text:list-item>
          <text:p text:style-name="P25"><text:span text:style-name="T3">Colocar o seguinte trecho de código no .env</text:span></text:p>
        </text:list-item>
      </text:list>
      <text:p text:style-name="P17"/>
      <text:p text:style-name="P17"/>
      <text:p text:style-name="P17"/>
      <text:p text:style-name="P17"/>
      <text:p text:style-name="P17"/>
      <text:p text:style-name="P8"><text:soft-page-break/>Código do .env</text:p>
      <text:p text:style-name="P7">DB_USER=root</text:p>
      <text:p text:style-name="P7">DB_PASSWORD=password</text:p>
      <text:p text:style-name="P7">DB_NAME=trybe_orm</text:p>
      <text:p text:style-name="P7">DB_HOST=localhost</text:p>
      <text:p text:style-name="P7">DB_DIALECT=mysql</text:p>
      <text:p text:style-name="P7">DB_PORT=33065</text:p>
      <text:p text:style-name="P7"/>
      <text:list xml:id="list3204315921" text:style-name="L9">
        <text:list-item>
          <text:p text:style-name="P21"><text:span text:style-name="T8">rodar o comando npx sequelize </text:span><text:a xlink:type="simple" xlink:href="db:create" text:style-name="Internet_20_link" text:visited-style-name="Visited_20_Internet_20_Link"><text:span text:style-name="T8">db:create</text:span></text:a></text:p>
        </text:list-item>
        <text:list-item>
          <text:p text:style-name="P22"><text:span text:style-name="T5">rodar o comando npx sequelize model:generate --name course --underscored --attributes name:string,description:string,creation_date:date,active:boolean</text:span></text:p>
        </text:list-item>
        <text:list-item>
          <text:p text:style-name="P22"><text:span text:style-name="T5">Dentro da pasta model, crie um arquivo course.js e coloque o seguinte código:</text:span></text:p>
        </text:list-item>
      </text:list>
      <text:p text:style-name="P8"/>
      <text:p text:style-name="P8">Código da model course.js</text:p>
      <text:p text:style-name="P8"/>
      <text:p text:style-name="P7">const { DataTypes } = require("sequelize");</text:p>
      <text:p text:style-name="P7"/>
      <text:p text:style-name="P7">const CourseSchema = (sequelize, DataTypes) =&gt; {</text:p>
      <text:p text:style-name="P7"><text:s/>const CourseTable = sequelize.define('Course', {</text:p>
      <text:p text:style-name="P7"><text:s text:c="3"/>name: DataTypes.STRING,</text:p>
      <text:p text:style-name="P7"><text:s text:c="3"/>description: DataTypes.STRING,</text:p>
      <text:p text:style-name="P7"><text:s text:c="3"/>creation_date: DataTypes.DATE,</text:p>
      <text:p text:style-name="P7"><text:s text:c="3"/>active: DataTypes.BOOLEAN</text:p>
      <text:p text:style-name="P7"><text:s/>}, </text:p>
      <text:p text:style-name="P7"><text:s/>{</text:p>
      <text:p text:style-name="P7"><text:s text:c="3"/>tableName: 'courses',</text:p>
      <text:p text:style-name="P7"><text:s text:c="3"/>underscored: true</text:p>
      <text:p text:style-name="P7"><text:s/>})</text:p>
      <text:p text:style-name="P7"><text:s/>return CourseTable;</text:p>
      <text:p text:style-name="P7">}</text:p>
      <text:p text:style-name="P7">module.exports = CourseSchema;</text:p>
      <text:p text:style-name="P7"/>
      <text:p text:style-name="P7"/>
      <text:list xml:id="list903192093" text:style-name="L11">
        <text:list-item>
          <text:p text:style-name="P19">rodar npx sequelize db:migrate</text:p>
        </text:list-item>
        <text:list-item>
          <text:p text:style-name="P20"><text:span text:style-name="T5">rodar npx sequelize seed:generate --name course</text:span></text:p>
        </text:list-item>
        <text:list-item>
          <text:p text:style-name="P20"><text:span text:style-name="T5">Popular a seed exemplo no código da aula 6.1 e remover o atributo duration dos objetos neste arquivo ou criar uma coluna duration do tipo inteiro</text:span></text:p>
        </text:list-item>
        <text:list-item>
          <text:p text:style-name="P20"><text:span text:style-name="T5">rodar npx sequelize db:seed:all</text:span></text:p>
        </text:list-item>
      </text:list>
      <text:h text:style-name="P2" text:outline-level="3">Funcionalidades do Projeto</text:h>
      <text:list xml:id="list2216427309" text:style-name="L13">
        <text:list-item>
          <text:p text:style-name="P23"><text:span text:style-name="T8">Agora estamos com nossa tabela courses criada e populada no banco, a model course também já foi criada</text:span></text:p>
        </text:list-item>
        <text:list-item>
          <text:p text:style-name="P24"><text:span text:style-name="T5">A partir deste momento, você deve seguir os mesmos passos que viu nas seções anteriores para a criação do service e controller para course, além da criação das rotas, middlewares e os arquivos app.js e server.js</text:span></text:p>
        </text:list-item>
        <text:list-item>
          <text:p text:style-name="P24"><text:span text:style-name="T5">Lembre também que os métodos chamados no service são nativos da biblioteca do Sequelize, como o create para inserir registros, o findAll para buscar todos registros, o update para atualizar um registro e o destroy para remover um registro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5:46:35.514989031</meta:creation-date>
    <dc:date>2023-01-23T16:14:55.209142593</dc:date>
    <meta:editing-duration>PT28M6S</meta:editing-duration>
    <meta:editing-cycles>28</meta:editing-cycles>
    <meta:generator>LibreOffice/7.3.6.2$Linux_X86_64 LibreOffice_project/30$Build-2</meta:generator>
    <meta:document-statistic meta:table-count="0" meta:image-count="0" meta:object-count="0" meta:page-count="3" meta:paragraph-count="108" meta:word-count="515" meta:character-count="3814" meta:non-whitespace-character-count="3253"/>
  </office:meta>
</office:document-meta>
</file>